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20000020C564517D4D2CCD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001" officeooo:paragraph-rsid="001ff001"/>
    </style:style>
    <style:style style:name="P2" style:family="paragraph" style:parent-style-name="Standard">
      <style:text-properties fo:font-size="26pt" officeooo:rsid="001ff001" officeooo:paragraph-rsid="001ff001" style:font-size-asian="26pt" style:font-size-complex="26pt"/>
    </style:style>
    <style:style style:name="P3" style:family="paragraph" style:parent-style-name="Standard">
      <style:text-properties fo:font-size="22pt" officeooo:rsid="001ff001" officeooo:paragraph-rsid="001ff001" style:font-size-asian="22pt" style:font-size-complex="22pt"/>
    </style:style>
    <style:style style:name="T1" style:family="text">
      <style:text-properties officeooo:rsid="0020f3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</text:p>
      <text:p text:style-name="P1"><draw:frame draw:style-name="fr1" draw:name="Image1" text:anchor-type="char" svg:x="0in" svg:y="0.0602in" svg:width="6.9252in" svg:height="2.2201in" draw:z-index="0"><draw:image xlink:href="Pictures/10000001000006620000020C564517D4D2CCD413.png" xlink:type="simple" xlink:show="embed" xlink:actuate="onLoad" draw:mime-type="image/png"/></draw:frame></text:p>
      <text:p text:style-name="P1"/>
      <text:p text:style-name="P1"/>
      <text:p text:style-name="P3">2) <text:s/><text:span text:style-name="T1">It is already indent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0:39:38.401116080</meta:creation-date>
    <dc:date>2025-09-19T10:53:40.365860440</dc:date>
    <meta:editing-duration>PT14M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2" meta:word-count="6" meta:character-count="28" meta:non-whitespace-character-count="23"/>
  </office:meta>
</office:document-meta>
</file>